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33.02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bsErr_m</text:p>
          </table:table-cell>
          <table:table-cell office:value-type="string" calcext:value-type="string">
            <text:p>absErr_sd</text:p>
          </table:table-cell>
          <table:table-cell office:value-type="string" calcext:value-type="string">
            <text:p>c_loErr</text:p>
          </table:table-cell>
          <table:table-cell office:value-type="string" calcext:value-type="string">
            <text:p>ERBerr_m</text:p>
          </table:table-cell>
          <table:table-cell office:value-type="string" calcext:value-type="string">
            <text:p>ERBerr_sd</text:p>
          </table:table-cell>
          <table:table-cell office:value-type="string" calcext:value-type="string">
            <text:p>c_loERBerr</text:p>
          </table:table-cell>
          <table:table-cell office:value-type="string" calcext:value-type="string">
            <text:p>c_ERBerr_lt_2</text:p>
          </table:table-cell>
          <table:table-cell office:value-type="string" calcext:value-type="string">
            <text:p>pTag_m</text:p>
          </table:table-cell>
          <table:table-cell office:value-type="string" calcext:value-type="string">
            <text:p>pTag_m_w_ERBerr_l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./results//carlos_ESS.txt</text:p>
          </table:table-cell>
          <table:table-cell office:value-type="float" office:value="634" calcext:value-type="float">
            <text:p>634</text:p>
          </table:table-cell>
          <table:table-cell office:value-type="float" office:value="262.044497046" calcext:value-type="float">
            <text:p>262.044497046</text:p>
          </table:table-cell>
          <table:table-cell office:value-type="float" office:value="828.696180289" calcext:value-type="float">
            <text:p>828.696180289</text:p>
          </table:table-cell>
          <table:table-cell office:value-type="float" office:value="517" calcext:value-type="float">
            <text:p>517</text:p>
          </table:table-cell>
          <table:table-cell office:value-type="float" office:value="5.30283911672" calcext:value-type="float">
            <text:p>5.3028391167</text:p>
          </table:table-cell>
          <table:table-cell office:value-type="float" office:value="8.04971293741" calcext:value-type="float">
            <text:p>8.0497129374</text:p>
          </table:table-cell>
          <table:table-cell office:value-type="float" office:value="445" calcext:value-type="float">
            <text:p>445</text:p>
          </table:table-cell>
          <table:table-cell office:value-type="float" office:value="380" calcext:value-type="float">
            <text:p>380</text:p>
          </table:table-cell>
          <table:table-cell office:value-type="float" office:value="525.426323702" calcext:value-type="float">
            <text:p>525.426323702</text:p>
          </table:table-cell>
          <table:table-cell office:value-type="float" office:value="354.795980579" calcext:value-type="float">
            <text:p>354.7959805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carlos_ESS_win.txt</text:p>
          </table:table-cell>
          <table:table-cell office:value-type="float" office:value="634" calcext:value-type="float">
            <text:p>634</text:p>
          </table:table-cell>
          <table:table-cell office:value-type="float" office:value="3977.21042107" calcext:value-type="float">
            <text:p>3977.21042107</text:p>
          </table:table-cell>
          <table:table-cell office:value-type="float" office:value="6155.61989189" calcext:value-type="float">
            <text:p>6155.61989189</text:p>
          </table:table-cell>
          <table:table-cell office:value-type="float" office:value="466" calcext:value-type="float">
            <text:p>466</text:p>
          </table:table-cell>
          <table:table-cell office:value-type="float" office:value="24.8643533123" calcext:value-type="float">
            <text:p>24.8643533123</text:p>
          </table:table-cell>
          <table:table-cell office:value-type="float" office:value="28.232035811" calcext:value-type="float">
            <text:p>28.232035811</text:p>
          </table:table-cell>
          <table:table-cell office:value-type="float" office:value="413" calcext:value-type="float">
            <text:p>413</text:p>
          </table:table-cell>
          <table:table-cell office:value-type="float" office:value="188" calcext:value-type="float">
            <text:p>188</text:p>
          </table:table-cell>
          <table:table-cell office:value-type="float" office:value="525.426323702" calcext:value-type="float">
            <text:p>525.426323702</text:p>
          </table:table-cell>
          <table:table-cell office:value-type="float" office:value="355.504376328" calcext:value-type="float">
            <text:p>355.50437632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carlos_JSON.txt</text:p>
          </table:table-cell>
          <table:table-cell office:value-type="float" office:value="564" calcext:value-type="float">
            <text:p>564</text:p>
          </table:table-cell>
          <table:table-cell office:value-type="float" office:value="305.120315555" calcext:value-type="float">
            <text:p>305.120315555</text:p>
          </table:table-cell>
          <table:table-cell office:value-type="float" office:value="870.43659113" calcext:value-type="float">
            <text:p>870.43659113</text:p>
          </table:table-cell>
          <table:table-cell office:value-type="float" office:value="461" calcext:value-type="float">
            <text:p>461</text:p>
          </table:table-cell>
          <table:table-cell office:value-type="float" office:value="5.82446808511" calcext:value-type="float">
            <text:p>5.8244680851</text:p>
          </table:table-cell>
          <table:table-cell office:value-type="float" office:value="7.52131985603" calcext:value-type="float">
            <text:p>7.521319856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586.188706655" calcext:value-type="float">
            <text:p>586.188706655</text:p>
          </table:table-cell>
          <table:table-cell office:value-type="float" office:value="371.61223977" calcext:value-type="float">
            <text:p>371.612239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good-sounds_ESS.txt</text:p>
          </table:table-cell>
          <table:table-cell office:value-type="float" office:value="144" calcext:value-type="float">
            <text:p>144</text:p>
          </table:table-cell>
          <table:table-cell office:value-type="float" office:value="59.8973856209" calcext:value-type="float">
            <text:p>59.8973856209</text:p>
          </table:table-cell>
          <table:table-cell office:value-type="float" office:value="232.81846592" calcext:value-type="float">
            <text:p>232.81846592</text:p>
          </table:table-cell>
          <table:table-cell office:value-type="float" office:value="133" calcext:value-type="float">
            <text:p>133</text:p>
          </table:table-cell>
          <table:table-cell office:value-type="float" office:value="1.80555555556" calcext:value-type="float">
            <text:p>1.8055555556</text:p>
          </table:table-cell>
          <table:table-cell office:value-type="float" office:value="3.04429744171" calcext:value-type="float">
            <text:p>3.044297441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31.883169014" calcext:value-type="float">
            <text:p>631.883169014</text:p>
          </table:table-cell>
          <table:table-cell office:value-type="float" office:value="586.825791033" calcext:value-type="float">
            <text:p>586.8257910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good-sounds_ESS_win.txt</text:p>
          </table:table-cell>
          <table:table-cell office:value-type="float" office:value="131" calcext:value-type="float">
            <text:p>131</text:p>
          </table:table-cell>
          <table:table-cell office:value-type="float" office:value="1192.64952723" calcext:value-type="float">
            <text:p>1192.64952723</text:p>
          </table:table-cell>
          <table:table-cell office:value-type="float" office:value="3242.40630136" calcext:value-type="float">
            <text:p>3242.40630136</text:p>
          </table:table-cell>
          <table:table-cell office:value-type="float" office:value="114" calcext:value-type="float">
            <text:p>114</text:p>
          </table:table-cell>
          <table:table-cell office:value-type="float" office:value="12.0992366412" calcext:value-type="float">
            <text:p>12.0992366412</text:p>
          </table:table-cell>
          <table:table-cell office:value-type="float" office:value="16.345905462" calcext:value-type="float">
            <text:p>16.345905462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645.499425353" calcext:value-type="float">
            <text:p>645.499425353</text:p>
          </table:table-cell>
          <table:table-cell office:value-type="float" office:value="462.406533484" calcext:value-type="float">
            <text:p>462.4065334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good-sounds_JSON.txt</text:p>
          </table:table-cell>
          <table:table-cell office:value-type="float" office:value="185" calcext:value-type="float">
            <text:p>185</text:p>
          </table:table-cell>
          <table:table-cell office:value-type="float" office:value="69.19112925" calcext:value-type="float">
            <text:p>69.19112925</text:p>
          </table:table-cell>
          <table:table-cell office:value-type="float" office:value="110.571245623" calcext:value-type="float">
            <text:p>110.571245623</text:p>
          </table:table-cell>
          <table:table-cell office:value-type="float" office:value="126" calcext:value-type="float">
            <text:p>126</text:p>
          </table:table-cell>
          <table:table-cell office:value-type="float" office:value="1.92972972973" calcext:value-type="float">
            <text:p>1.9297297297</text:p>
          </table:table-cell>
          <table:table-cell office:value-type="float" office:value="1.4483662492" calcext:value-type="float">
            <text:p>1.448366249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624.041013237" calcext:value-type="float">
            <text:p>624.041013237</text:p>
          </table:table-cell>
          <table:table-cell office:value-type="float" office:value="499.209674466" calcext:value-type="float">
            <text:p>499.20967446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IOWA_ESS.txt</text:p>
          </table:table-cell>
          <table:table-cell office:value-type="float" office:value="225" calcext:value-type="float">
            <text:p>225</text:p>
          </table:table-cell>
          <table:table-cell office:value-type="float" office:value="426.249545244" calcext:value-type="float">
            <text:p>426.249545244</text:p>
          </table:table-cell>
          <table:table-cell office:value-type="float" office:value="911.593923545" calcext:value-type="float">
            <text:p>911.593923545</text:p>
          </table:table-cell>
          <table:table-cell office:value-type="float" office:value="170" calcext:value-type="float">
            <text:p>170</text:p>
          </table:table-cell>
          <table:table-cell office:value-type="float" office:value="5.89777777778" calcext:value-type="float">
            <text:p>5.8977777778</text:p>
          </table:table-cell>
          <table:table-cell office:value-type="float" office:value="10.1545061456" calcext:value-type="float">
            <text:p>10.154506145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828.991317009" calcext:value-type="float">
            <text:p>828.991317009</text:p>
          </table:table-cell>
          <table:table-cell office:value-type="float" office:value="335.387616169" calcext:value-type="float">
            <text:p>335.3876161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IOWA_ESS_win.txt</text:p>
          </table:table-cell>
          <table:table-cell office:value-type="float" office:value="222" calcext:value-type="float">
            <text:p>222</text:p>
          </table:table-cell>
          <table:table-cell office:value-type="float" office:value="1981.12799652" calcext:value-type="float">
            <text:p>1981.12799652</text:p>
          </table:table-cell>
          <table:table-cell office:value-type="float" office:value="3169.62964617" calcext:value-type="float">
            <text:p>3169.62964617</text:p>
          </table:table-cell>
          <table:table-cell office:value-type="float" office:value="161" calcext:value-type="float">
            <text:p>161</text:p>
          </table:table-cell>
          <table:table-cell office:value-type="float" office:value="16.9279279279" calcext:value-type="float">
            <text:p>16.9279279279</text:p>
          </table:table-cell>
          <table:table-cell office:value-type="float" office:value="19.4733413115" calcext:value-type="float">
            <text:p>19.4733413115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float" office:value="850.86623167" calcext:value-type="float">
            <text:p>850.86623167</text:p>
          </table:table-cell>
          <table:table-cell office:value-type="float" office:value="417.608623429" calcext:value-type="float">
            <text:p>417.60862342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modularsamples_ESS.txt</text:p>
          </table:table-cell>
          <table:table-cell office:value-type="float" office:value="481" calcext:value-type="float">
            <text:p>481</text:p>
          </table:table-cell>
          <table:table-cell office:value-type="float" office:value="3659.53504018" calcext:value-type="float">
            <text:p>3659.53504018</text:p>
          </table:table-cell>
          <table:table-cell office:value-type="float" office:value="5624.3721957" calcext:value-type="float">
            <text:p>5624.3721957</text:p>
          </table:table-cell>
          <table:table-cell office:value-type="float" office:value="384" calcext:value-type="float">
            <text:p>384</text:p>
          </table:table-cell>
          <table:table-cell office:value-type="float" office:value="26.7401247401" calcext:value-type="float">
            <text:p>26.7401247401</text:p>
          </table:table-cell>
          <table:table-cell office:value-type="float" office:value="22.7306617721" calcext:value-type="float">
            <text:p>22.73066177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3883.30691419" calcext:value-type="float">
            <text:p>3883.30691419</text:p>
          </table:table-cell>
          <table:table-cell office:value-type="float" office:value="65.4063913251" calcext:value-type="float">
            <text:p>65.406391325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philharmonia_guitar_ESS.txt</text:p>
          </table:table-cell>
          <table:table-cell office:value-type="float" office:value="106" calcext:value-type="float">
            <text:p>106</text:p>
          </table:table-cell>
          <table:table-cell office:value-type="float" office:value="98.7402633226" calcext:value-type="float">
            <text:p>98.7402633226</text:p>
          </table:table-cell>
          <table:table-cell office:value-type="float" office:value="222.481083495" calcext:value-type="float">
            <text:p>222.481083495</text:p>
          </table:table-cell>
          <table:table-cell office:value-type="float" office:value="82" calcext:value-type="float">
            <text:p>82</text:p>
          </table:table-cell>
          <table:table-cell office:value-type="float" office:value="3.67924528302" calcext:value-type="float">
            <text:p>3.679245283</text:p>
          </table:table-cell>
          <table:table-cell office:value-type="float" office:value="5.48333180943" calcext:value-type="float">
            <text:p>5.483331809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1.306998284" calcext:value-type="float">
            <text:p>361.306998284</text:p>
          </table:table-cell>
          <table:table-cell office:value-type="float" office:value="293.02288238" calcext:value-type="float">
            <text:p>293.022882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philharmonia_guitar_ESS_win.txt</text:p>
          </table:table-cell>
          <table:table-cell office:value-type="float" office:value="106" calcext:value-type="float">
            <text:p>106</text:p>
          </table:table-cell>
          <table:table-cell office:value-type="float" office:value="1059.52748044" calcext:value-type="float">
            <text:p>1059.52748044</text:p>
          </table:table-cell>
          <table:table-cell office:value-type="float" office:value="3460.97576169" calcext:value-type="float">
            <text:p>3460.97576169</text:p>
          </table:table-cell>
          <table:table-cell office:value-type="float" office:value="96" calcext:value-type="float">
            <text:p>96</text:p>
          </table:table-cell>
          <table:table-cell office:value-type="float" office:value="10.1603773585" calcext:value-type="float">
            <text:p>10.1603773585</text:p>
          </table:table-cell>
          <table:table-cell office:value-type="float" office:value="16.9956358396" calcext:value-type="float">
            <text:p>16.9956358396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61.306998284" calcext:value-type="float">
            <text:p>361.306998284</text:p>
          </table:table-cell>
          <table:table-cell office:value-type="float" office:value="277.735837116" calcext:value-type="float">
            <text:p>277.7358371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philharmonia_violin_ESS.txt</text:p>
          </table:table-cell>
          <table:table-cell office:value-type="float" office:value="1502" calcext:value-type="float">
            <text:p>1502</text:p>
          </table:table-cell>
          <table:table-cell office:value-type="float" office:value="98.6181719752" calcext:value-type="float">
            <text:p>98.6181719752</text:p>
          </table:table-cell>
          <table:table-cell office:value-type="float" office:value="302.688760181" calcext:value-type="float">
            <text:p>302.688760181</text:p>
          </table:table-cell>
          <table:table-cell office:value-type="float" office:value="1269" calcext:value-type="float">
            <text:p>1269</text:p>
          </table:table-cell>
          <table:table-cell office:value-type="float" office:value="2.69840213049" calcext:value-type="float">
            <text:p>2.6984021305</text:p>
          </table:table-cell>
          <table:table-cell office:value-type="float" office:value="4.39179541351" calcext:value-type="float">
            <text:p>4.3917954135</text:p>
          </table:table-cell>
          <table:table-cell office:value-type="float" office:value="1265" calcext:value-type="float">
            <text:p>1265</text:p>
          </table:table-cell>
          <table:table-cell office:value-type="float" office:value="1259" calcext:value-type="float">
            <text:p>1259</text:p>
          </table:table-cell>
          <table:table-cell office:value-type="float" office:value="910.661040492" calcext:value-type="float">
            <text:p>910.661040492</text:p>
          </table:table-cell>
          <table:table-cell office:value-type="float" office:value="910.996292738" calcext:value-type="float">
            <text:p>910.9962927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philharmonia_violin_ESS_win.txt</text:p>
          </table:table-cell>
          <table:table-cell office:value-type="float" office:value="1502" calcext:value-type="float">
            <text:p>1502</text:p>
          </table:table-cell>
          <table:table-cell office:value-type="float" office:value="3903.16691818" calcext:value-type="float">
            <text:p>3903.16691818</text:p>
          </table:table-cell>
          <table:table-cell office:value-type="float" office:value="6073.6971529" calcext:value-type="float">
            <text:p>6073.6971529</text:p>
          </table:table-cell>
          <table:table-cell office:value-type="float" office:value="1122" calcext:value-type="float">
            <text:p>1122</text:p>
          </table:table-cell>
          <table:table-cell office:value-type="float" office:value="20.3482023968" calcext:value-type="float">
            <text:p>20.3482023968</text:p>
          </table:table-cell>
          <table:table-cell office:value-type="float" office:value="24.747202429" calcext:value-type="float">
            <text:p>24.747202429</text:p>
          </table:table-cell>
          <table:table-cell office:value-type="float" office:value="1048" calcext:value-type="float">
            <text:p>1048</text:p>
          </table:table-cell>
          <table:table-cell office:value-type="float" office:value="556" calcext:value-type="float">
            <text:p>556</text:p>
          </table:table-cell>
          <table:table-cell office:value-type="float" office:value="910.661040492" calcext:value-type="float">
            <text:p>910.661040492</text:p>
          </table:table-cell>
          <table:table-cell office:value-type="float" office:value="796.468572024" calcext:value-type="float">
            <text:p>796.46857202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% ERBerr &lt; mean:</text:p>
          </table:table-cell>
          <table:table-cell office:value-type="string" calcext:value-type="string">
            <text:p>% within one ERB: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14])" office:value-type="float" office:value="6436" calcext:value-type="float">
            <text:p>6436</text:p>
          </table:table-cell>
          <table:table-cell table:formula="of:=SUMPRODUCT([.B2:.B14]; [.C2:.C14])/[.B16]" office:value-type="float" office:value="1781.6731898776" calcext:value-type="float">
            <text:p>1781.6731898776</text:p>
          </table:table-cell>
          <table:table-cell/>
          <table:table-cell table:formula="of:=SUM([.E2:.E14])" office:value-type="float" office:value="5101" calcext:value-type="float">
            <text:p>5101</text:p>
          </table:table-cell>
          <table:table-cell table:formula="of:=SUMPRODUCT([.B2:.B14]; [.F2:.F14])/[.B16]" office:value-type="float" office:value="12.2192355500267" calcext:value-type="float">
            <text:p>12.21923555</text:p>
          </table:table-cell>
          <table:table-cell/>
          <table:table-cell table:formula="of:=SUM([.H2:.H14])" office:value-type="float" office:value="4635" calcext:value-type="float">
            <text:p>4635</text:p>
          </table:table-cell>
          <table:table-cell table:formula="of:=SUM([.I2:.I14])" office:value-type="float" office:value="3234" calcext:value-type="float">
            <text:p>3234</text:p>
          </table:table-cell>
          <table:table-cell table:formula="of:=SUMPRODUCT([.B2:.B14];[.J2:.J14])/[.B16]" office:value-type="float" office:value="985.60581452346" calcext:value-type="float">
            <text:p>985.6058145235</text:p>
          </table:table-cell>
          <table:table-cell table:formula="of:=SUMPRODUCT([.B2:.B14];[.K2:.K14])/[.B16]" office:value-type="float" office:value="578.324447247735" calcext:value-type="float">
            <text:p>578.3244472477</text:p>
          </table:table-cell>
          <table:table-cell/>
          <table:table-cell table:style-name="ce1" table:formula="of:=[.H16]/[.B16]" office:value-type="float" office:value="0.72016780609074" calcext:value-type="float">
            <text:p>0.7201678061</text:p>
          </table:table-cell>
          <table:table-cell table:formula="of:=[.I16]/[.B16]" office:value-type="float" office:value="0.502486016159105" calcext:value-type="float">
            <text:p>0.5024860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Nimbus Sans L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7:59:53.357725223</dc:date>
    <meta:editing-duration>PT8M28S</meta:editing-duration>
    <meta:editing-cycles>1</meta:editing-cycles>
    <meta:document-statistic meta:table-count="1" meta:cell-count="180" meta:object-count="0"/>
    <meta:generator>LibreOffice/4.4.7.2$Linux_X86_64 LibreOffice_project/40m0$Build-2</meta:generator>
  </office:meta>
</office:document-meta>
</file>